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Source Code Pro" svg:font-family="'Source Code Pro'"/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68.53mm"/>
    </style:style>
    <style:style style:name="ro1" style:family="table-row">
      <style:table-row-properties style:row-height="5.0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99ff99"/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ff99"/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ff99"/>
      <style:text-properties style:text-outline="false" style:text-line-through-style="none" style:text-line-through-type="none" style:font-name="Monospace" fo:font-size="10pt" fo:language="en" fo:country="US" fo:text-shadow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ff99"/>
    </style:style>
    <style:style style:name="ce9" style:family="table-cell" style:parent-style-name="Default">
      <style:table-cell-properties fo:background-color="#99ff99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99ff99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99"/>
      <style:text-properties style:text-underline-style="none"/>
    </style:style>
    <style:style style:name="ce12" style:family="table-cell" style:parent-style-name="Default">
      <style:table-cell-properties fo:background-color="#66ccff"/>
    </style:style>
    <style:style style:name="ce13" style:family="table-cell" style:parent-style-name="Default">
      <style:table-cell-properties fo:background-color="#33ff99"/>
    </style:style>
    <style:style style:name="ce14" style:family="table-cell" style:parent-style-name="Default">
      <style:table-cell-properties fo:background-color="#33ff99"/>
      <style:text-properties style:use-window-font-color="true"/>
    </style:style>
    <style:style style:name="ce15" style:family="table-cell" style:parent-style-name="Default">
      <style:table-cell-properties fo:background-color="#33ff99"/>
      <style:text-properties fo:color="#808080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cc00"/>
    </style:style>
    <style:style style:name="T1" style:family="text">
      <style:text-properties style:font-name-complex="Monospace" style:font-size-asian="10pt" style:font-size-complex="10pt" style:font-weight-asian="bold" style:font-weight-complex="bold" fo:color="#7f0055" style:font-name="Monospace" fo:font-size="10pt" fo:font-weight="bold" style:font-name-asian="Monospace"/>
    </style:style>
    <style:style style:name="T2" style:family="text">
      <style:text-properties style:font-name-complex="Monospace" style:font-size-asian="10pt" style:font-size-complex="10pt" style:font-name="Monospace" fo:font-size="10pt" style:font-name-asian="Monospace" fo:color="#000000"/>
    </style:style>
    <style:style style:name="T3" style:family="text">
      <style:text-properties style:font-name-complex="Monospace" style:font-size-asian="10pt" style:font-size-complex="10pt" style:font-name="Monospace" fo:font-size="10pt" style:font-name-asian="Monospace" style:font-weight-asian="bold" fo:color="#7f0055" style:font-weight-complex="bold" fo:font-weight="bold"/>
    </style:style>
    <style:style style:name="T4" style:family="text">
      <style:text-properties style:font-name-complex="Monospace" style:font-size-asian="10pt" style:font-size-complex="10pt" style:font-name="Monospace" fo:font-size="10pt" style:font-name-asian="Monospace" fo:color="#7f0055" fo:font-weight="bold" style:font-weight-asian="bold" style:font-weight-complex="bold"/>
    </style:style>
    <style:style style:name="T5" style:family="text">
      <style:text-properties style:font-name-complex="Monospace" style:font-size-asian="10pt" style:font-size-complex="10pt" style:font-name="Monospace" fo:font-size="10pt" style:font-name-asian="Monospace" fo:color="#0000c0" fo:font-style="italic" style:font-style-asian="italic" style:font-style-complex="italic"/>
    </style:style>
    <style:style style:name="T6" style:family="text">
      <style:text-properties style:font-name-complex="Monospace" style:font-size-asian="10pt" style:font-name-asian="Monospace" fo:font-weight="bold" fo:font-size="10pt" style:font-name="Monospace" fo:color="#7f0055" style:font-weight-complex="bold" style:font-weight-asian="bold" style:font-size-complex="10pt"/>
    </style:style>
    <style:style style:name="T7" style:family="text">
      <style:text-properties style:font-name-complex="Monospace" style:font-size-asian="10pt" style:font-name-asian="Monospace" fo:font-size="10pt" style:font-name="Monospace" style:font-size-complex="10pt" fo:color="#000000"/>
    </style:style>
    <style:style style:name="T8" style:family="text">
      <style:text-properties style:font-name-complex="Monospace" style:font-size-asian="10pt" style:font-name-asian="Monospace" fo:font-size="10pt" style:font-name="Monospace" style:font-size-complex="10pt" style:font-weight-asian="bold" fo:color="#7f0055" style:font-weight-complex="bold" fo:font-weight="bold"/>
    </style:style>
    <style:style style:name="T9" style:family="text">
      <style:text-properties style:font-name-complex="Monospace" style:font-size-asian="10pt" style:font-name-asian="Monospace" fo:font-size="10pt" style:font-name="Monospace" style:font-size-complex="10pt" fo:font-weight="bold" style:font-weight-complex="bold" fo:color="#7f0055" style:font-weight-asian="bold"/>
    </style:style>
    <style:style style:name="T10" style:family="text">
      <style:text-properties style:font-name-complex="Monospace" style:font-size-asian="10pt" style:font-name-asian="Monospace" fo:font-size="10pt" style:font-name="Monospace" style:font-size-complex="10pt" fo:color="#7f0055" fo:font-weight="bold" style:font-weight-asian="bold" style:font-weight-complex="bold"/>
    </style:style>
    <style:style style:name="T11" style:family="text">
      <style:text-properties style:font-name-complex="Monospace" style:font-size-asian="10pt" style:font-name-asian="Monospace" fo:font-size="10pt" style:font-name="Monospace" style:font-size-complex="10pt" fo:color="#0000c0" style:font-style-complex="italic" style:font-style-asian="italic" fo:font-style="italic"/>
    </style:style>
    <style:style style:name="T12" style:family="text">
      <style:text-properties style:font-name-complex="Monospace" style:font-size-asian="10pt" style:font-size-complex="10pt" style:font-weight-asian="bold" style:font-weight-complex="bold" fo:color="#7f0055" fo:font-weight="bold" style:font-name-asian="Monospace"/>
    </style:style>
    <style:style style:name="T13" style:family="text">
      <style:text-properties style:font-name-complex="Monospace" style:font-size-asian="10pt" style:font-size-complex="10pt" style:font-name-asian="Monospace" fo:color="#000000"/>
    </style:style>
    <style:style style:name="T14" style:family="text">
      <style:text-properties style:font-name-complex="Monospace" style:font-size-asian="10pt" style:font-size-complex="10pt" style:font-name-asian="Monospace" fo:font-weight="bold" style:font-weight-complex="bold" fo:color="#7f0055" style:font-weight-asian="bold"/>
    </style:style>
    <style:style style:name="T15" style:family="text">
      <style:text-properties style:font-name-complex="Monospace" style:font-size-asian="10pt" style:font-size-complex="10pt" style:font-name-asian="Monospace" style:font-weight-complex="bold" style:font-weight-asian="bold" fo:font-weight="bold" fo:color="#7f0055"/>
    </style:style>
    <style:style style:name="T16" style:family="text">
      <style:text-properties style:font-name-complex="Monospace" style:font-size-asian="10pt" style:font-size-complex="10pt" style:font-name-asian="Monospace" fo:color="#7f0055" fo:font-weight="bold" style:font-weight-asian="bold" style:font-weight-complex="bold"/>
    </style:style>
    <style:style style:name="T17" style:family="text">
      <style:text-properties style:font-name-complex="Monospace" style:font-size-asian="10pt" style:font-size-complex="10pt" style:font-name-asian="Monospace" style:font-style-complex="italic" fo:color="#0000c0" style:font-style-asian="italic" fo:font-style="italic"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Applet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number-columns-repeated="2" table:default-cell-style-name="ce8"/>
        <table:table-column table:style-name="co3" table:default-cell-style-name="ce8"/>
        <table:table-column table:style-name="co1" table:number-columns-repeated="2" table:default-cell-style-name="ce8"/>
        <table:table-column table:style-name="co1" table:number-columns-repeated="2" table:default-cell-style-name="ce3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Crypto</text:p>
          </table:table-cell>
          <table:table-cell table:style-name="ce3" office:value-type="string" calcext:value-type="string">
            <text:p>AID</text:p>
          </table:table-cell>
          <table:table-cell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4">byte</text:span><text:span text:style-name="T2">[] </text:span><text:span text:style-name="T5">CRYPTOGRAPHY_AID</text:span><text:span text:style-name="T2"> = { 0x43, 0x72, 0x79, 0x70, 0x74, 0x6f}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style-name="ce2"/>
          <table:table-cell office:value-type="string" calcext:value-type="string">
            <text:p>CLA</text:p>
          </table:table-cell>
          <table:table-cell table:style-name="ce5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CRYPTO_CLA</text:span><text:span text:style-name="T7"> = (</text:span><text:span text:style-name="T10">byte</text:span><text:span text:style-name="T7">) 0x10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RIVATE_MOD</text:span><text:span text:style-name="T7"> = (</text:span><text:span text:style-name="T10">byte</text:span><text:span text:style-name="T7">) 0x10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RIVATE_EXP</text:span><text:span text:style-name="T7"> = (</text:span><text:span text:style-name="T10">byte</text:span><text:span text:style-name="T7">) 0x11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UBLIC_MOD</text:span><text:span text:style-name="T7"> = (</text:span><text:span text:style-name="T10">byte</text:span><text:span text:style-name="T7">) 0x12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UBLIC_EXP</text:span><text:span text:style-name="T7"> = (</text:span><text:span text:style-name="T10">byte</text:span><text:span text:style-name="T7">) 0x13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EXPORT_CARD_PUBLIC_MOD</text:span><text:span text:style-name="T7"> = (</text:span><text:span text:style-name="T10">byte</text:span><text:span text:style-name="T7">) 0x14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EXPORT_CARD_PUBLIC_EXP</text:span><text:span text:style-name="T7"> = (</text:span><text:span text:style-name="T10">byte</text:span><text:span text:style-name="T7">) 0x15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TERMINAL_PUBLIC_MOD</text:span><text:span text:style-name="T7"> = (</text:span><text:span text:style-name="T10">byte</text:span><text:span text:style-name="T7">) 0x16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TERMINAL_PUBLIC_EXP</text:span><text:span text:style-name="T7"> = (</text:span><text:span text:style-name="T10">byte</text:span><text:span text:style-name="T7">) 0x17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RIVATE_MOD</text:span><text:span text:style-name="T7"> = (</text:span><text:span text:style-name="T10">short</text:span><text:span text:style-name="T7">) 0xE010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RIVATE_EXP</text:span><text:span text:style-name="T7"> = (</text:span><text:span text:style-name="T10">short</text:span><text:span text:style-name="T7">) 0xE011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UBLIC_MOD</text:span><text:span text:style-name="T7"> = (</text:span><text:span text:style-name="T10">short</text:span><text:span text:style-name="T7">) 0xE012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UBLIC_EXP</text:span><text:span text:style-name="T7"> = (</text:span><text:span text:style-name="T10">short</text:span><text:span text:style-name="T7">) 0xE013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EXPORT_CARD_PUBLIC_MOD</text:span><text:span text:style-name="T7"> = (</text:span><text:span text:style-name="T10">short</text:span><text:span text:style-name="T7">) 0xE014;</text:span></text:p>
          </table:table-cell>
          <table:table-cell table:style-name="ce10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EXPORT_CARD_PUBLIC_EXP</text:span><text:span text:style-name="T7"> = (</text:span><text:span text:style-name="T10">short</text:span><text:span text:style-name="T7">) 0xE015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TERMINAL_PUBLIC_MOD</text:span><text:span text:style-name="T7"> = (</text:span><text:span text:style-name="T10">short</text:span><text:span text:style-name="T7">) 0xE016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TERMINAL_PUBLIC_EXP</text:span><text:span text:style-name="T7"> = (</text:span><text:span text:style-name="T10">short</text:span><text:span text:style-name="T7">) 0xE017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table:style-name="ce1" office:value-type="string" calcext:value-type="string">
            <text:p>Student</text:p>
          </table:table-cell>
          <table:table-cell office:value-type="string" calcext:value-type="string">
            <text:p>AID</text:p>
          </table:table-cell>
          <table:table-cell table:style-name="ce5"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4">byte</text:span><text:span text:style-name="T2">[] </text:span><text:span text:style-name="T5">STUDENT_AID</text:span><text:span text:style-name="T2"> = { 0x53, 0x74, 0x75, 0x64, 0x65,0x6e, 0x74 }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CLA</text:p>
          </table:table-cell>
          <table:table-cell table:style-name="ce5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STUDENT_CLA</text:span><text:span text:style-name="T7"> = (</text:span><text:span text:style-name="T10">byte</text:span><text:span text:style-name="T7">) 0x20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MONEY</text:span><text:span text:style-name="T7"> = (</text:span><text:span text:style-name="T10">byte</text:span><text:span text:style-name="T7">) 0x20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ADD_MONEY</text:span><text:span text:style-name="T7"> = (</text:span><text:span text:style-name="T10">byte</text:span><text:span text:style-name="T7">) 0x21;</text:span></text:p>
          </table:table-cell>
          <table:table-cell table:number-columns-repeated="5"/>
          <table:table-cell office:value-type="string" calcext:value-type="string">
            <text:p>1Byte Euro</text:p>
          </table:table-cell>
          <table:table-cell office:value-type="string" calcext:value-type="string">
            <text:p>1Byte Cen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UB_MONEY</text:span><text:span text:style-name="T7"> = (</text:span><text:span text:style-name="T10">byte</text:span><text:span text:style-name="T7">) 0x22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5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RESET_MONEY</text:span><text:span text:style-name="T7"> = (</text:span><text:span text:style-name="T10">byte</text:span><text:span text:style-name="T7">) 0x23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ET_NAME</text:span><text:span text:style-name="T7"> = (</text:span><text:span text:style-name="T10">byte</text:span><text:span text:style-name="T7">) 0x24;</text:span></text:p>
          </table:table-cell>
          <table:table-cell table:number-columns-repeated="5"/>
          <table:table-cell office:value-type="string" calcext:value-type="string">
            <text:p>64By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NAME</text:span><text:span text:style-name="T7"> = (</text:span><text:span text:style-name="T10">byte</text:span><text:span text:style-name="T7">) 0x25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ET_MATRIKEL</text:span><text:span text:style-name="T7"> = (</text:span><text:span text:style-name="T10">byte</text:span><text:span text:style-name="T7">) 0x26;</text:span></text:p>
          </table:table-cell>
          <table:table-cell table:number-columns-repeated="5"/>
          <table:table-cell office:value-type="string" calcext:value-type="string">
            <text:p>2 By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MATRIKEL</text:span><text:span text:style-name="T7"> = (</text:span><text:span text:style-name="T10">byte</text:span><text:span text:style-name="T7">) 0x27;</text:span>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ce6" office:value-type="string" calcext:value-type="string">
            <text:p><text:span text:style-name="T12">private</text:span><text:span text:style-name="T13"> </text:span><text:span text:style-name="T14">static</text:span><text:span text:style-name="T13"> </text:span><text:span text:style-name="T15">final</text:span><text:span text:style-name="T13"> </text:span><text:span text:style-name="T16">byte</text:span><text:span text:style-name="T13"> </text:span><text:span text:style-name="T17">INS_SET_ROOMS</text:span><text:span text:style-name="T13"> = (</text:span><text:span text:style-name="T16">byte</text:span><text:span text:style-name="T13">) 0x28;</text:span></text:p>
          </table:table-cell>
          <table:table-cell table:number-columns-repeated="5"/>
          <table:table-cell table:style-name="Default" office:value-type="string" calcext:value-type="string">
            <text:p>1 Raum = 3 bytes (1. Enum, +short)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6" office:value-type="string" calcext:value-type="string">
            <text:p><text:span text:style-name="T12">private</text:span><text:span text:style-name="T13"> </text:span><text:span text:style-name="T14">static</text:span><text:span text:style-name="T13"> </text:span><text:span text:style-name="T15">final</text:span><text:span text:style-name="T13"> </text:span><text:span text:style-name="T16">byte</text:span><text:span text:style-name="T13"> </text:span><text:span text:style-name="T17">INS_GET_ROOMS</text:span><text:span text:style-name="T13"> = (</text:span><text:span text:style-name="T16">byte</text:span><text:span text:style-name="T13">) 0x29;</text:span></text:p>
          </table:table-cell>
          <table:table-cell table:number-columns-repeated="5"/>
          <table:table-cell table:style-name="Default" office:value-type="string" calcext:value-type="string">
            <text:p>Max 20 Räume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7"/>
          <table:table-cell table:style-name="Default" table:number-columns-repeated="5"/>
          <table:table-cell table:number-columns-repeated="8"/>
        </table:table-row>
        <table:table-row table:style-name="ro2">
          <table:table-cell table:style-name="ce3" table:number-columns-repeated="8"/>
          <table:table-cell table:number-columns-repeated="8"/>
        </table:table-row>
        <table:table-row table:style-name="ro1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EURO_OVERFLOW</text:span><text:span text:style-name="T7"> = (</text:span><text:span text:style-name="T10">short</text:span><text:span text:style-name="T7">) 0xE021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CENT_OVERFLOW</text:span><text:span text:style-name="T7"> = (</text:span><text:span text:style-name="T10">short</text:span><text:span text:style-name="T7">) 0xE121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MONEY_OVERFLOW</text:span><text:span text:style-name="T7"> = (</text:span><text:span text:style-name="T10">short</text:span><text:span text:style-name="T7">) 0xE221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EURO_OVERFLOW</text:span><text:span text:style-name="T7"> = (</text:span><text:span text:style-name="T10">short</text:span><text:span text:style-name="T7">) 0xE022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CENT_OVERFLOW</text:span><text:span text:style-name="T7"> = (</text:span><text:span text:style-name="T10">short</text:span><text:span text:style-name="T7">) 0xE122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INSUFFICIENT_MONEY</text:span><text:span text:style-name="T7"> = (</text:span><text:span text:style-name="T10">short</text:span><text:span text:style-name="T7">) 0xE222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ET_MATRIKEL_NEGATIVE</text:span><text:span text:style-name="T7"> = (</text:span><text:span text:style-name="T10">short</text:span><text:span text:style-name="T7">) 0xE025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ET_MATRIKEL_OVERFLOW</text:span><text:span text:style-name="T7"> = (</text:span><text:span text:style-name="T10">short</text:span><text:span text:style-name="T7">) 0xE125;</text:span>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ce7"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1" office:value-type="string" calcext:value-type="string">
            <text:p>Disco</text:p>
          </table:table-cell>
          <table:table-cell office:value-type="string" calcext:value-type="string">
            <text:p>AID</text:p>
          </table:table-cell>
          <table:table-cell table:style-name="ce5"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4">byte</text:span><text:span text:style-name="T2">[] </text:span><text:span text:style-name="T5">DISCO_AID</text:span><text:span text:style-name="T2"> = { 0x44, 0x69, 0x73, 0x63, 0x6f };</text:span>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CLA</text:p>
          </table:table-cell>
          <table:table-cell table:style-name="ce8" office:value-type="string" calcext:value-type="string">
            <text:p>DISCO_CLA = (byte) 0x30;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3">
          <table:table-cell/>
          <table:table-cell office:value-type="string" calcext:value-type="string">
            <text:p>INS</text:p>
          </table:table-cell>
          <table:table-cell table:style-name="ce5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BONUS</text:span><text:span text:style-name="T7"> = (</text:span><text:span text:style-name="T10">byte</text:span><text:span text:style-name="T7">) 0x30;</text:span>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1 Byte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ADD_BONUS</text:span><text:span text:style-name="T7"> = (</text:span><text:span text:style-name="T10">byte</text:span><text:span text:style-name="T7">) 0x31;</text:span>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UB_BONUS</text:span><text:span text:style-name="T7"> = (</text:span><text:span text:style-name="T10">byte</text:span><text:span text:style-name="T7">) 0x32;</text:span></text:p>
          </table:table-cell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RESET_BONUS</text:span><text:span text:style-name="T7"> = (</text:span><text:span text:style-name="T10">byte</text:span><text:span text:style-name="T7">) 0x33;</text:span></text:p>
          </table:table-cell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MONEY</text:span><text:span text:style-name="T7"> = (</text:span><text:span text:style-name="T10">byte</text:span><text:span text:style-name="T7">) 0x20;</text:span></text:p>
          </table:table-cell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ADD_MONEY</text:span><text:span text:style-name="T7"> = (</text:span><text:span text:style-name="T10">byte</text:span><text:span text:style-name="T7">) 0x21;</text:span></text:p>
          </table:table-cell>
          <table:table-cell table:number-columns-repeated="3"/>
          <table:table-cell table:style-name="ce3" table:number-columns-repeated="2"/>
          <table:table-cell office:value-type="string" calcext:value-type="string">
            <text:p>1 Byte Euro</text:p>
          </table:table-cell>
          <table:table-cell office:value-type="string" calcext:value-type="string">
            <text:p>1Byte Cent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UB_MONEY</text:span><text:span text:style-name="T7"> = (</text:span><text:span text:style-name="T10">byte</text:span><text:span text:style-name="T7">) 0x22;</text:span></text:p>
          </table:table-cell>
          <table:table-cell table:number-columns-repeated="3"/>
          <table:table-cell table:style-name="ce3" table:number-columns-repeated="2"/>
          <table:table-cell table:style-name="ce12" office:value-type="string" calcext:value-type="string">
            <text:p>ACHTUNG:</text:p>
          </table:table-cell>
          <table:table-cell table:style-name="ce12" office:value-type="string" calcext:value-type="string">
            <text:p>Selbe INS-IDs wie in Student</text:p>
          </table:table-cell>
          <table:table-cell table:style-name="ce12"/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RESET_MONEY</text:span><text:span text:style-name="T7"> = (</text:span><text:span text:style-name="T10">byte</text:span><text:span text:style-name="T7">) 0x23;</text:span>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DRINKS</text:span><text:span text:style-name="T7"> = (</text:span><text:span text:style-name="T10">byte</text:span><text:span text:style-name="T7">) 0x34;</text:span>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1 Byte pro Getränk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ADD_DRINK</text:span><text:span text:style-name="T7"> = (</text:span><text:span text:style-name="T10">byte</text:span><text:span text:style-name="T7">) 0x35;</text:span>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Max 64 Getränke</text:p>
          </table:table-cell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ET_PAID_DRINKS</text:span><text:span text:style-name="T7"> = (</text:span><text:span text:style-name="T10">byte</text:span><text:span text:style-name="T7">) 0x36;</text:span>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Byte-Array mit 1-bezahlt und 0-unbezahlt</text:p>
          </table:table-cell>
          <table:table-cell table:style-name="Default"/>
          <table:table-cell/>
          <table:table-cell table:style-name="ce12" office:value-type="string" calcext:value-type="string">
            <text:p>ACHTUNG:ByteArray muss selbe Länge wie AnzahlGetränke besitzen</text:p>
          </table:table-cell>
          <table:table-cell table:style-name="ce12" table:number-columns-repeated="4"/>
        </table:table-row>
        <table:table-row table:style-name="ro2">
          <table:table-cell table:number-columns-repeated="2"/>
          <table:table-cell table:style-name="Default" table:number-columns-repeated="8"/>
          <table:table-cell table:number-columns-repeated="6"/>
        </table:table-row>
        <table:table-row table:style-name="ro3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BONUS_OVERFLOW</text:span><text:span text:style-name="T7"> = (</text:span><text:span text:style-name="T10">short</text:span><text:span text:style-name="T7">) 0xE030;</text:span></text:p>
          </table:table-cell>
          <table:table-cell table:number-columns-repeated="5"/>
          <table:table-cell table:style-name="Default" office:value-type="string" calcext:value-type="string">
            <text:p>ACHTUNG:</text:p>
          </table:table-cell>
          <table:table-cell table:style-name="ce12" office:value-type="string" calcext:value-type="string">
            <text:p>Hex-Geändert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BONUS_OVERFLOW</text:span><text:span text:style-name="T7"> = (</text:span><text:span text:style-name="T10">short</text:span><text:span text:style-name="T7">) 0xE031;</text:span></text:p>
          </table:table-cell>
          <table:table-cell table:style-name="ce11" table:number-columns-repeated="4"/>
          <table:table-cell/>
          <table:table-cell table:style-name="Default"/>
          <table:table-cell table:style-name="ce12" office:value-type="string" calcext:value-type="string">
            <text:p>HexGeändert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INSUFFICIENT_BONUS</text:span><text:span text:style-name="T7"> = (</text:span><text:span text:style-name="T10">short</text:span><text:span text:style-name="T7">) 0xE032;</text:span></text:p>
          </table:table-cell>
          <table:table-cell table:number-columns-repeated="5"/>
          <table:table-cell table:style-name="Default"/>
          <table:table-cell table:style-name="ce12" office:value-type="string" calcext:value-type="string">
            <text:p>Hex-Geändert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DRINK_HAD_TO_MUCH</text:span><text:span text:style-name="T7"> = (</text:span><text:span text:style-name="T10">short</text:span><text:span text:style-name="T7">) 0xE033;</text:span>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2"/>
          <table:table-cell table:style-name="ce3" table:number-columns-repeated="6"/>
          <table:table-cell table:style-name="Default" table:number-columns-repeated="2"/>
          <table:table-cell table:number-columns-repeated="6"/>
        </table:table-row>
      </table:table>
      <table:table table:name="Bemerkungen" table:style-name="ta1">
        <table:table-column table:style-name="co1" table:number-columns-repeated="1024" table:default-cell-style-name="Default"/>
        <table:table-row table:style-name="ro2">
          <table:table-cell office:value-type="string" calcext:value-type="string">
            <text:p>ohne Geburtsdatum (on+off-card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hne Zurücksetzen-Knopf (on+off-card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hne Speicherung des Esse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Konfigurations-Tab (alle Tabs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erstmals alle Daten abfragen und dann die Operationen ausführen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 calcext:value-type="string">
            <text:p>StudiCard-Tab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alle Daten beim Auswählen der Tab müssen abgeruft werde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rzeitiges Guthaben soll ausgelesen (angezeigt) werden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DiscoCard</text:p>
          </table:table-cell>
          <table:table-cell table:number-columns-repeated="1023"/>
        </table:table-row>
        <table:table-row table:style-name="ro2">
          <table:table-cell table:style-name="ce13"/>
          <table:table-cell table:style-name="ce13" office:value-type="string" calcext:value-type="string">
            <text:p>aktuelles Guthaben und Bonuspunkte anzeigen</text:p>
          </table:table-cell>
          <table:table-cell table:style-name="ce13" table:number-columns-repeated="1022"/>
        </table:table-row>
        <table:table-row table:style-name="ro2">
          <table:table-cell table:style-name="ce13"/>
          <table:table-cell table:style-name="ce14" office:value-type="string" calcext:value-type="string">
            <text:p>Eintrittsbetrag anzeigen</text:p>
          </table:table-cell>
          <table:table-cell table:style-name="ce14"/>
          <table:table-cell table:style-name="ce13" table:number-columns-repeated="1021"/>
        </table:table-row>
        <table:table-row table:style-name="ro2">
          <table:table-cell table:style-name="ce13"/>
          <table:table-cell table:style-name="ce13" office:value-type="string" calcext:value-type="string">
            <text:p>10 Eintritt = 15 Bonuspunkte</text:p>
          </table:table-cell>
          <table:table-cell table:style-name="ce13" table:number-columns-repeated="1022"/>
        </table:table-row>
        <table:table-row table:style-name="ro2">
          <table:table-cell table:style-name="ce13"/>
          <table:table-cell table:style-name="ce13" office:value-type="string" calcext:value-type="string">
            <text:p>Getränk-Euro = <text:s/>1/3 Bonuspunkte</text:p>
          </table:table-cell>
          <table:table-cell table:style-name="ce13" table:number-columns-repeated="1022"/>
        </table:table-row>
        <table:table-row table:style-name="ro4">
          <table:table-cell table:style-name="ce13"/>
          <table:table-cell table:style-name="ce15" office:value-type="string" calcext:value-type="string">
            <text:p>bei BonusOverflow wird kein Bonus mehr addiert...</text:p>
          </table:table-cell>
          <table:table-cell table:style-name="ce13" table:number-columns-repeated="1022"/>
        </table:table-row>
        <table:table-row table:style-name="ro4">
          <table:table-cell table:style-name="ce13"/>
          <table:table-cell table:style-name="ce15" office:value-type="string" calcext:value-type="string">
            <text:p>Bezahlen mit 40 Bonuspunkten (BonusOverflow vermeiden…)</text:p>
          </table:table-cell>
          <table:table-cell table:style-name="ce13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ax 64 Getränk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1 Byte pro Getränk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Geld</text:p>
          </table:table-cell>
          <table:table-cell office:value-type="string" calcext:value-type="string">
            <text:p>1. Byte = Eur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2. Byte = Cent</text:p>
          </table:table-cell>
          <table:table-cell table:number-columns-repeated="1022"/>
        </table:table-row>
        <table:table-row table:style-name="ro2">
          <table:table-cell/>
          <table:table-cell table:style-name="ce16" office:value-type="string" calcext:value-type="string">
            <text:p>für GUI zwei separate Eingabefelder</text:p>
          </table:table-cell>
          <table:table-cell table:style-name="ce16" table:number-columns-repeated="2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Essen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einfach ein Betrag bezahle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onuspunkte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ganze Zahlen – 1 Byte groß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Source Code Pro" svg:font-family="'Source Code Pro'"/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.00.0000</text:date>, <text:time style:data-style-name="N2" text:time-value="18:00:45.20600778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08:56:03.677965039</meta:creation-date>
    <meta:generator>LibreOffice/5.2.0.4$Linux_X86_64 LibreOffice_project/20m0$Build-4</meta:generator>
    <dc:date>2016-08-12T20:28:18.111049647</dc:date>
    <meta:editing-duration>PT12H42M29S</meta:editing-duration>
    <meta:editing-cycles>30</meta:editing-cycles>
    <meta:document-statistic meta:table-count="2" meta:cell-count="114" meta:object-count="0"/>
  </office:meta>
</office:document-meta>
</file>